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Code">
      <style:text-properties officeooo:paragraph-rsid="0020ec74"/>
    </style:style>
    <style:style style:name="P2" style:family="paragraph" style:parent-style-name="Centralized">
      <style:text-properties officeooo:paragraph-rsid="0020ec7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223d"/>
    </style:style>
    <style:style style:name="T3" style:family="text">
      <style:text-properties officeooo:rsid="0020ec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Цель работы: <text:span text:style-name="T3">сравнить производительность открытия в различных библиотеках </text:span><text:span text:style-name="T2">Python</text:span></text:h>
      <text:p text:style-name="Code">import time<text:line-break/>timer = time.time()<text:line-break/>try:<text:line-break/> <text:s text:c="3"/>spreadsheet = open("74.csv")<text:line-break/> <text:s text:c="3"/>for value in spreadsheet:<text:line-break/> <text:s text:c="7"/>print(value)<text:line-break/> <text:s text:c="3"/>print('Затрачено:',time.time()-timer)<text:line-break/>except Exception as ex:<text:line-break/> <text:s text:c="3"/>print(ex)</text:p>
      <text:p text:style-name="P2">Листинг 1 — участок программного кода, выполняющий открытие записей с помощью нативных библиотек</text:p>
      <text:p text:style-name="P1">Затрачено: 0.0059947967529296875</text:p>
      <text:p text:style-name="Centralized">Листинг 2 — вывод</text:p>
      <text:p text:style-name="Code">import time<text:line-break/>import numpy<text:line-break/>timer = time.time()<text:line-break/>try:<text:line-break/> <text:s text:c="3"/>spreadsheet = numpy.loadtxt("74.csv",dtype=str)<text:line-break/> <text:s text:c="3"/>print(spreadsheet)<text:line-break/> <text:s text:c="3"/>print('Затрачено:',time.time()-timer)<text:line-break/>except Exception as ex:<text:line-break/> <text:s text:c="3"/>print(ex)</text:p>
      <text:p text:style-name="Centralized">Листинг 3 — участок программного кода, выполняющий открытие записей с помощью библиотеки <text:span text:style-name="T1">numpy</text:span></text:p>
      <text:p text:style-name="Code">[['"12-16-1990' '08:00' '58' '205"']</text:p>
      <text:p text:style-name="Code"><text:s/>['"12-16-1990' '08:00' '33' '008"']</text:p>
      <text:p text:style-name="Code"><text:s/>['"12-16-1990' '12:00' '60' '053"']</text:p>
      <text:p text:style-name="Code"><text:s/>...</text:p>
      <text:p text:style-name="Code"><text:s/>['"02-16-1991' '18:00' '62' '205"']</text:p>
      <text:p text:style-name="Code"><text:s/>['"02-16-1991' '18:00' '33' '016"']</text:p>
      <text:p text:style-name="Code"><text:s/>['"02-16-1991' '22:00' '34' '008"']]</text:p>
      <text:p text:style-name="Code">Затрачено: 0.006006002426147461</text:p>
      <text:p text:style-name="Centralized">Листинг 4 — вывод</text:p>
      <text:p text:style-name="Code">import time<text:line-break/>import pandas<text:line-break/>timer = time.time()<text:line-break/>try:<text:line-break/> <text:s text:c="3"/>spreadsheet = pandas.read_csv("74.csv",encoding='windows-1251')<text:line-break/> <text:s text:c="3"/>for value in spreadsheet:<text:line-break/> <text:s text:c="7"/>print(value)<text:line-break/> <text:s text:c="3"/>print('Затрачено:',time.time()-timer)<text:line-break/>except Exception as ex:<text:line-break/> <text:s text:c="3"/>print(ex)</text:p>
      <text:p text:style-name="Centralized">Листинг 5 — участок программного кода, выполняющий открытие записей с помощью библиотеки <text:span text:style-name="T1">pandas</text:span></text:p>
      <text:p text:style-name="Code">12-16-1990<text:tab/>08:00<text:tab/>58<text:tab/>205</text:p>
      <text:p text:style-name="Code">Затрачено: 0.006005287170410156</text:p>
      <text:p text:style-name="Centralized">Листинг 6 — вывод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language="ru" fo:country="RU" officeooo:rsid="0002d0fb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de" style:family="paragraph" style:parent-style-name="Standard">
      <style:paragraph-properties fo:margin-left="0cm" fo:margin-right="0cm" fo:margin-top="0cm" fo:margin-bottom="0cm" loext:contextual-spacing="true" fo:text-indent="0cm" style:auto-text-indent="true"/>
      <style:text-properties style:font-name="Consolas" fo:font-family="Consolas" style:font-family-generic="modern" style:font-pitch="fixed" fo:font-size="8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true" fo:line-height="100%" fo:text-indent="0cm" style:auto-text-indent="tru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tru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margin-top="0cm" fo:margin-bottom="0cm" loext:contextual-spacing="true" fo:line-height="100%" fo:text-align="start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entralized" style:family="paragraph" style:parent-style-name="paragraph">
      <style:paragraph-properties fo:margin-top="0.28cm" fo:margin-bottom="0.28cm" loext:contextual-spacing="true"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parent-style-name="paragraph" style:default-outline-level="">
      <style:paragraph-properties fo:margin-left="1.27cm" fo:margin-right="0cm" fo:margin-top="0cm" fo:margin-bottom="0.353cm" loext:contextual-spacing="true" fo:text-indent="0cm" style:auto-text-indent="true"/>
    </style:style>
    <style:style style:name="No_20_Spacing" style:display-name="No Spacing" style:family="paragraph" style:parent-style-name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fo:text-align="start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 officeooo:rsid="014a6705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use-window-font-color="true" style:font-name="Cambria1" fo:font-family="Cambria" style:font-family-generic="roman" style:font-pitch="variable" fo:font-size="12pt" fo:font-weight="bold" officeooo:rsid="01140097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Heading" style:next-style-name="Standard" style:default-outline-level="1" style:list-style-name="" style:class="text" style:master-page-name="">
      <loext:graphic-properties draw:fill="none" draw:fill-color="#729fcf"/>
      <style:paragraph-properties fo:margin-top="0.28cm" fo:margin-bottom="0.28cm" loext:contextual-spacing="true" fo:text-align="start" style:justify-single-word="false" fo:keep-together="always" fo:orphans="0" fo:widows="0" style:page-number="auto" fo:background-color="transparent" style:shadow="none" fo:keep-with-next="always">
        <style:tab-stops/>
      </style:paragraph-properties>
      <style:text-properties style:use-window-font-color="true" style:font-name="Cambria1" fo:font-family="Cambria" style:font-family-generic="roman" style:font-pitch="variable" fo:font-size="13pt" fo:language="ru" fo:country="RU" fo:font-weight="bold" officeooo:rsid="011208ae" fo:background-color="transparent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style:use-window-font-color="true" style:font-name="Cambria1" fo:font-family="Cambria" style:font-family-generic="roman" style:font-pitch="variable" fo:font-size="12pt" fo:font-weight="normal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use-window-font-color="true" style:font-name="Cambria" fo:font-family="Cambria" style:font-style-name="Обычный" style:font-family-generic="roman" style:font-pitch="variable" fo:font-size="13pt" fo:font-style="normal" fo:font-weight="normal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Centralized">Хохлов, ИТб-201 — Лабораторная работа №1 «Файлы наборов данных и их обработка»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3-03-22T16:28:20.933000000</dc:date>
    <meta:editing-duration>PT1H21M9S</meta:editing-duration>
    <meta:editing-cycles>29</meta:editing-cycles>
    <meta:document-statistic meta:table-count="0" meta:image-count="0" meta:object-count="0" meta:page-count="1" meta:paragraph-count="22" meta:word-count="160" meta:character-count="1485" meta:non-whitespace-character-count="1270"/>
  </office:meta>
</office:document-meta>
</file>